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C1000004A79AAE819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7.59cm" svg:height="21.798cm" draw:z-index="0"><draw:image xlink:href="Pictures/10000000000003C1000004A79AAE819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Eliana Acevedo</meta:initial-creator>
    <meta:creation-date>2016-10-12T12:37:18.26</meta:creation-date>
    <meta:document-statistic meta:table-count="0" meta:image-count="1" meta:object-count="0" meta:page-count="1" meta:paragraph-count="0" meta:word-count="0" meta:character-count="0"/>
    <dc:date>2016-10-12T12:37:57.70</dc:date>
    <dc:creator>Eliana Acevedo</dc:creator>
    <meta:editing-duration>PT39S</meta:editing-duration>
    <meta:editing-cycles>1</meta:editing-cycles>
    <meta:generator>OpenOffice/4.1.2$Win32 OpenOffice.org_project/412m3$Build-9782</meta:generator>
  </office:meta>
</office:document-meta>
</file>